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Standard">
      <style:table-properties style:width="27.194cm" fo:margin-left="-0.199cm" fo:margin-top="0cm" fo:margin-bottom="0cm" style:page-number="auto" table:align="left" style:writing-mode="lr-tb"/>
    </style:style>
    <style:style style:name="Tabla1.A" style:family="table-column">
      <style:table-column-properties style:column-width="0.788cm"/>
    </style:style>
    <style:style style:name="Tabla1.B" style:family="table-column">
      <style:table-column-properties style:column-width="3.15cm"/>
    </style:style>
    <style:style style:name="Tabla1.C" style:family="table-column">
      <style:table-column-properties style:column-width="6.5cm"/>
    </style:style>
    <style:style style:name="Tabla1.E" style:family="table-column">
      <style:table-column-properties style:column-width="10.25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C1" style:family="table-cell">
      <style:table-cell-properties fo:background-color="#daeef3" fo:padding-left="0.199cm" fo:padding-right="0.191cm" fo:padding-top="0cm" fo:padding-bottom="0cm" fo:border="0.5pt solid #000001">
        <style:background-image/>
      </style:table-cell-properties>
    </style:style>
    <style:style style:name="Tabla1.3" style:family="table-row">
      <style:table-row-properties style:row-height="0cm" fo:keep-together="auto"/>
    </style:style>
    <style:style style:name="Tabla1.A3" style:family="table-cell">
      <style:table-cell-properties fo:background-color="#e5dfec" fo:padding-left="0.199cm" fo:padding-right="0.191cm" fo:padding-top="0cm" fo:padding-bottom="0cm" fo:border="0.5pt solid #000001" style:writing-mode="lr-tb">
        <style:background-image/>
      </style:table-cell-properties>
    </style:style>
    <style:style style:name="Tabla1.B3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A4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4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A5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5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A6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6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A7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7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A8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8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A9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Tabla1.B9" style:family="table-cell">
      <style:table-cell-properties fo:background-color="#e5dfec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0.199cm" fo:margin-right="0.199cm" fo:margin-top="0cm" fo:margin-bottom="0cm" style:contextual-spacing="false" fo:line-height="100%" fo:text-align="center" style:justify-single-word="false" fo:text-indent="0cm" style:auto-text-indent="false"/>
      <style:text-properties fo:font-size="8pt" style:font-size-asian="8pt" style:font-size-complex="8pt" style:text-rotation-angle="90" style:text-rotation-scale="line-heigh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8pt" fo:language="en" fo:country="US" style:font-size-asian="8pt" style:font-size-complex="8pt"/>
    </style:style>
    <style:style style:name="P6" style:family="paragraph" style:parent-style-name="footnote_20_text" style:master-page-name="Converted1">
      <style:paragraph-properties style:page-number="auto"/>
    </style:style>
    <style:style style:name="P7" style:family="paragraph" style:parent-style-name="footnote_20_text" style:master-page-name="Converted2">
      <style:paragraph-properties style:page-number="auto"/>
    </style:style>
    <style:style style:name="P8" style:family="paragraph" style:parent-style-name="footnote_20_text" style:master-page-name="Converted3">
      <style:paragraph-properties style:page-number="auto"/>
    </style:style>
    <style:style style:name="P9" style:family="paragraph" style:parent-style-name="footnote_20_text" style:master-page-name="Converted4">
      <style:paragraph-properties style:page-number="auto"/>
    </style:style>
    <style:style style:name="P10" style:family="paragraph" style:parent-style-name="footnote_20_text" style:master-page-name="Converted5">
      <style:paragraph-properties style:page-number="auto"/>
    </style:style>
    <style:style style:name="P11" style:family="paragraph" style:parent-style-name="footnote_20_text" style:master-page-name="Converted6">
      <style:paragraph-properties style:page-number="auto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00%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fo:font-weight="bold" style:font-size-asian="9pt" style:font-weight-asian="bold" style:font-size-complex="9pt"/>
    </style:style>
    <style:style style:name="T3" style:family="text">
      <style:text-properties fo:font-size="9pt" fo:language="en" fo:country="US" fo:font-weight="bold" officeooo:rsid="0002d3a5" style:font-size-asian="9pt" style:font-weight-asian="bold" style:font-size-complex="9pt" style:font-weight-complex="bold"/>
    </style:style>
    <style:style style:name="T4" style:family="text">
      <style:text-properties fo:font-size="9pt" fo:language="en" fo:country="US" style:font-size-asian="9pt" style:font-size-complex="9pt"/>
    </style:style>
    <style:style style:name="T5" style:family="text">
      <style:text-properties fo:font-size="9pt" fo:language="en" fo:country="US" officeooo:rsid="0002d3a5" style:font-size-asian="9pt" style:font-size-complex="9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color="#ff0000" fo:font-size="9pt" fo:language="en" fo:country="US" style:font-size-asian="9pt" style:font-size-complex="9pt"/>
    </style:style>
    <style:style style:name="T9" style:family="text">
      <style:text-properties fo:color="#ff0000" fo:language="en" fo:country="US"/>
    </style:style>
    <style:style style:name="T10" style:family="text">
      <style:text-properties fo:color="#0000ff" fo:font-size="9pt" fo:language="en" fo:country="US" style:font-size-asian="9pt" style:font-size-complex="9pt"/>
    </style:style>
    <style:style style:name="T11" style:family="text">
      <style:text-properties fo:color="#0000ff" fo:language="en" fo:country="US"/>
    </style:style>
    <style:style style:name="T12" style:family="text">
      <style:text-properties style:font-name="Wingdings"/>
    </style:style>
    <style:style style:name="T13" style:family="text">
      <style:text-properties style:font-name="Wingdings" fo:font-size="9pt" style:font-size-asian="9pt" style:font-size-complex="9pt"/>
    </style:style>
    <style:style style:name="T14" style:family="text">
      <style:text-properties style:font-name="Wingdings" fo:font-size="9pt" fo:language="en" fo:country="US" officeooo:rsid="0002d3a5" style:font-size-asian="9pt" style:font-size-complex="9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font-name="Symbol" fo:font-size="9pt" fo:language="en" fo:country="US" officeooo:rsid="0002d3a5" style:font-size-asian="9pt" style:font-size-complex="9pt"/>
    </style:style>
    <style:style style:name="T17" style:family="text">
      <style:text-properties style:font-name="Standard Symbols L" fo:font-size="9pt" fo:language="en" fo:country="US" officeooo:rsid="0002d3a5" style:font-size-asian="9pt" style:font-size-complex="9pt"/>
    </style:style>
    <style:style style:name="T18" style:family="text">
      <style:text-properties style:font-name="Standard Symbols L" fo:font-size="9pt" fo:language="en" fo:country="US" fo:font-weight="bold" officeooo:rsid="0002d3a5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/>
          </table:table-cell>
          <table:table-cell table:style-name="Tabla1.C1" table:number-columns-spanned="3" office:value-type="string">
            <text:p text:style-name="P4">O B J T Y P E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C1" office:value-type="string">
            <text:p text:style-name="P4">1 – Menu default</text:p>
          </table:table-cell>
          <table:table-cell table:style-name="Tabla1.C1" office:value-type="string">
            <text:p text:style-name="P4">2 – Menu bar or popup</text:p>
          </table:table-cell>
          <table:table-cell table:style-name="Tabla1.C1" office:value-type="string">
            <text:p text:style-name="P4">3 – Option</text:p>
          </table:table-cell>
        </table:table-row>
        <table:table-row table:style-name="Tabla1.3">
          <table:table-cell table:style-name="Tabla1.A3" table:number-rows-spanned="7" office:value-type="string">
            <text:p text:style-name="P1">O B J C O D E</text:p>
          </table:table-cell>
          <table:table-cell table:style-name="Tabla1.B3" office:value-type="string">
            <text:p text:style-name="P3">0 – Menu pa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<text:span text:style-name="T7">Define popup</text:span><text:span text:style-name="T6"> &lt;Name&gt; margin relative shadow color scheme &lt;Scheme&gt;</text:span></text:p>
            <text:p text:style-name="P5"/>
            <text:p text:style-name="P3"><text:span text:style-name="T7">On selection popup</text:span><text:span text:style-name="T6"> &lt;Name&gt; &lt;</text:span><text:span text:style-name="T9">Procedure</text:span><text:span text:style-name="T6">&gt;</text:span><text:span text:style-name="T6"><text:note text:id="ftn1" text:note-class="footnote"><text:note-citation>1</text:note-citation><text:note-body><text:p text:style-name="P6"><text:span text:style-name="footnote_20_reference"><text:span text:style-name="T1"/></text:span><text:span text:style-name="T1"> Este “On selection” solo va si &lt;Procedure&gt; no está vacío. Si LevelName es “_MSYSMENU”, &lt;name&gt; es ALL.</text:span></text:p></text:note-body></text:note></text:span></text:p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covered-table-cell/>
          <table:table-cell table:style-name="Tabla1.B4" office:value-type="string">
            <text:p text:style-name="P3">1 – Menu bar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<text:span text:style-name="T7">On selection menu</text:span><text:span text:style-name="T6"> &lt;Name&gt; &lt;</text:span><text:span text:style-name="T9">Procedure</text:span><text:span text:style-name="T6">&gt;</text:span><text:span text:style-name="T6"><text:note text:id="ftn2" text:note-class="footnote"><text:note-citation>2</text:note-citation><text:note-body><text:p text:style-name="P7"><text:span text:style-name="footnote_20_reference"><text:span text:style-name="T1"/></text:span><text:span text:style-name="T1"> Este “On selection” solo va si &lt;Procedure&gt; no está vacío</text:span></text:p></text:note-body></text:note></text:span></text:p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covered-table-cell/>
          <table:table-cell table:style-name="Tabla1.B5" office:value-type="string">
            <text:p text:style-name="P3">22 – Default record</text:p>
          </table:table-cell>
          <table:table-cell table:style-name="Tabla1.A1" office:value-type="string">
            <text:p text:style-name="P3"><text:span text:style-name="T7">On selection menu</text:span><text:span text:style-name="T6"> _MSYSMENU &lt;</text:span><text:span text:style-name="T9">Procedure</text:span><text:span text:style-name="T6">&gt;</text:span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covered-table-cell/>
          <table:table-cell table:style-name="Tabla1.B6" office:value-type="string">
            <text:p text:style-name="P3">67 – Comman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<text:span text:style-name="T7">Define bar</text:span><text:span text:style-name="T6"> &lt;ItemNum&gt; of &lt;LevelName&gt; prompt “&lt;prompt&gt;” key &lt;</text:span><text:span text:style-name="T9">KeyName</text:span><text:span text:style-name="T6">&gt;, “&lt;KeyLabel&gt;” skip for &lt;</text:span><text:span text:style-name="T9">SkipFor</text:span><text:span text:style-name="T6">&gt; picture “&lt;</text:span><text:span text:style-name="T9">ResName</text:span><text:span text:style-name="T6">&gt;” message &lt;</text:span><text:span text:style-name="T9">message</text:span><text:span text:style-name="T6">&gt; &amp;&amp; &lt;</text:span><text:span text:style-name="T9">comment</text:span><text:span text:style-name="T6">&gt;</text:span></text:p>
            <text:p text:style-name="P5"/>
            <text:p text:style-name="P3"><text:span text:style-name="T7">On selection bar</text:span><text:span text:style-name="T6"> &lt;ItemNum&gt; of &lt;LevelName&gt; &lt;Command&gt;</text:span></text:p>
            <text:p text:style-name="P5"/>
          </table:table-cell>
        </table:table-row>
        <table:table-row table:style-name="Tabla1.1">
          <table:covered-table-cell/>
          <table:table-cell table:style-name="Tabla1.B7" office:value-type="string">
            <text:p text:style-name="P3">77 – Submenu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<text:note text:id="ftn3" text:note-class="footnote"><text:note-citation>3</text:note-citation><text:note-body><text:p text:style-name="P8"><text:span text:style-name="footnote_20_reference"><text:span text:style-name="T1"/></text:span><text:span text:style-name="T1"> “Define pad” solamente es cuando el parent es “Menu Bar” (ObjType=2, ObjCode=1)</text:span></text:p></text:note-body></text:note><text:span text:style-name="T7">Define pad</text:span><text:span text:style-name="T6"> &lt;Name&gt; of &lt;LevelName&gt; prompt “&lt;prompt&gt;” color scheme &lt;</text:span><text:span text:style-name="T11">MenuBar</text:span><text:span text:style-name="T6">.Scheme&gt; negotiate &lt;</text:span><text:span text:style-name="T9">location</text:span><text:span text:style-name="T9"><text:note text:id="ftn4" text:note-class="footnote"><text:note-citation>4</text:note-citation><text:note-body><text:p text:style-name="P9"><text:span text:style-name="footnote_20_reference"><text:span text:style-name="T1"/></text:span><text:span text:style-name="T4"> Location = Container + Object * 2^4, luego: Container= Location % 2^4, Object= INT(Location / 2^4) </text:span><text:span text:style-name="T3">=</text:span><text:span text:style-name="T18">&gt;</text:span><text:span text:style-name="T4"> 0=No Negotiate, 1=Left, 2=Middle, 3=Right</text:span></text:p></text:note-body></text:note></text:span><text:span text:style-name="T6">&gt; key &lt;</text:span><text:span text:style-name="T9">KeyName</text:span><text:span text:style-name="T6">&gt;, “&lt;KeyLabel&gt;” skip for &lt;</text:span><text:span text:style-name="T9">SkipFor</text:span><text:span text:style-name="T6">&gt; message &lt;</text:span><text:span text:style-name="T9">message</text:span><text:span text:style-name="T6">&gt; &amp;&amp; &lt;</text:span><text:span text:style-name="T9">comment</text:span><text:span text:style-name="T6">&gt;</text:span></text:p>
            <text:p text:style-name="P5"/>
            <text:p text:style-name="P3"><text:span text:style-name="T7">On pad</text:span><text:span text:style-name="T6"> &lt;Name&gt; of &lt;LevelName&gt; activate popup &lt;</text:span><text:span text:style-name="T11">MenuBar</text:span><text:span text:style-name="T6">.LevelName&gt;</text:span></text:p>
            <text:p text:style-name="P5"/>
            <text:p text:style-name="P3"><text:note text:id="ftn5" text:note-class="footnote"><text:note-citation>5</text:note-citation><text:note-body><text:p text:style-name="P10"><text:span text:style-name="footnote_20_reference"><text:span text:style-name="T1"/></text:span><text:span text:style-name="T1"> “Define bar” solamente es cuando el parent es “Menu Pad” (ObjType=2, ObjCode=0)</text:span></text:p></text:note-body></text:note><text:span text:style-name="T7">Define bar</text:span><text:span text:style-name="T6"> &lt;ItemNum&gt; of &lt;LevelName&gt; prompt “&lt;prompt&gt;” key &lt;</text:span><text:span text:style-name="T9">KeyName</text:span><text:span text:style-name="T6">&gt;, “&lt;KeyLabel&gt;” skip for &lt;</text:span><text:span text:style-name="T9">SkipFor</text:span><text:span text:style-name="T6">&gt; picture|pictres “&lt;</text:span><text:span text:style-name="T9">ResName</text:span><text:span text:style-name="T6">&gt;” message &lt;</text:span><text:span text:style-name="T9">message</text:span><text:span text:style-name="T6">&gt; &amp;&amp; &lt;</text:span><text:span text:style-name="T9">comment</text:span><text:span text:style-name="T6">&gt;</text:span></text:p>
            <text:p text:style-name="P5"/>
            <text:p text:style-name="P3"><text:span text:style-name="T7">On Bar</text:span><text:span text:style-name="T6"> &lt;ItemNum&gt; of &lt;LevelName&gt; activate popup</text:span><text:span text:style-name="T6"><text:note text:id="ftn6" text:note-class="footnote"><text:note-citation>6</text:note-citation><text:note-body><text:p text:style-name="P11"><text:span text:style-name="footnote_20_reference"><text:span text:style-name="T1"/></text:span><text:span text:style-name="T1"> Sabe que es un popup porque el objeto tipo 3 contiene un objeto tipo 2</text:span></text:p></text:note-body></text:note></text:span><text:span text:style-name="T6"> &lt;Name&gt;</text:span></text:p>
          </table:table-cell>
        </table:table-row>
        <table:table-row table:style-name="Tabla1.1">
          <table:covered-table-cell/>
          <table:table-cell table:style-name="Tabla1.B8" office:value-type="string">
            <text:p text:style-name="P3"><text:span text:style-name="T6">78 – Bar #</text:span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><text:span text:style-name="T7">Define bar</text:span><text:span text:style-name="T6"> &lt;ItemNum&gt; of &lt;LevelName&gt; prompt “&lt;prompt&gt;” key &lt;</text:span><text:span text:style-name="T9">KeyName</text:span><text:span text:style-name="T6">&gt;, “&lt;KeyLabel&gt;” skip for &lt;</text:span><text:span text:style-name="T9">SkipFor</text:span><text:span text:style-name="T6">&gt; picture|pictres &lt;</text:span><text:span text:style-name="T9">ResName</text:span><text:span text:style-name="T6">&gt; message &lt;</text:span><text:span text:style-name="T9">message</text:span><text:span text:style-name="T6">&gt; &amp;&amp; &lt;</text:span><text:span text:style-name="T9">comment</text:span><text:span text:style-name="T6">&gt;</text:span></text:p>
            <text:p text:style-name="P5"/>
            <text:list xml:id="list133982415191624889" text:style-name="WWNum1">
              <text:list-item>
                <text:p text:style-name="P12">No requiere “On selection” porque es automático del sistema.</text:p>
              </text:list-item>
            </text:list>
          </table:table-cell>
        </table:table-row>
        <table:table-row table:style-name="Tabla1.1">
          <table:covered-table-cell/>
          <table:table-cell table:style-name="Tabla1.B9" office:value-type="string">
            <text:p text:style-name="P3"><text:span text:style-name="T6">80 – Procedure</text:span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><text:span text:style-name="T7">Define bar</text:span><text:span text:style-name="T6"> &lt;ItemNum&gt; of &lt;LevelName&gt; prompt “&lt;prompt&gt;” key &lt;</text:span><text:span text:style-name="T9">KeyName</text:span><text:span text:style-name="T6">&gt;, “&lt;KeyLabel&gt;” skip for &lt;</text:span><text:span text:style-name="T9">SkipFor</text:span><text:span text:style-name="T6">&gt; picture|pictres &lt;</text:span><text:span text:style-name="T9">ResName</text:span><text:span text:style-name="T6">&gt; message &lt;</text:span><text:span text:style-name="T9">message</text:span><text:span text:style-name="T6">&gt; &amp;&amp; &lt;</text:span><text:span text:style-name="T9">comment</text:span><text:span text:style-name="T6">&gt;</text:span></text:p>
            <text:p text:style-name="P5"/>
            <text:p text:style-name="P3"><text:span text:style-name="T7">On selection bar</text:span><text:span text:style-name="T6"> &lt;ItemNum&gt; of &lt;LevelName&gt; DO &lt;Procedure&gt; IN &lt;NombreMenu.MPR&gt;</text:span></text:p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Symbol" svg:font-family="Symbol" style:font-charset="x-symbol"/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</meta:initial-creator>
    <dc:creator>Fernando </dc:creator>
    <meta:editing-cycles>31</meta:editing-cycles>
    <meta:print-date>2013-12-28T16:17:00</meta:print-date>
    <meta:creation-date>2013-12-28T12:10:00</meta:creation-date>
    <dc:date>2013-12-28T17:47:27.219856398</dc:date>
    <meta:editing-duration>PT6M33S</meta:editing-duration>
    <meta:generator>LibreOffice/4.1.4.2$Linux_X86_64 LibreOffice_project/410m0$Build-2</meta:generator>
    <meta:document-statistic meta:table-count="1" meta:image-count="0" meta:object-count="0" meta:page-count="1" meta:paragraph-count="32" meta:word-count="301" meta:character-count="1993" meta:non-whitespace-character-count="1715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